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able_20_Contents">
      <style:text-properties style:font-name="Times New Roman" officeooo:rsid="001f5399" officeooo:paragraph-rsid="001f5399"/>
    </style:style>
    <style:style style:name="P18" style:family="paragraph" style:parent-style-name="Table_20_Contents">
      <style:text-properties style:font-name="Times New Roman" officeooo:rsid="00211464" officeooo:paragraph-rsid="00211464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20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5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7" style:family="paragraph" style:parent-style-name="Text_20_body">
      <style:paragraph-properties fo:text-align="start" style:justify-single-word="false"/>
      <style:text-properties style:font-name="Times New Roman" officeooo:rsid="002320cf" officeooo:paragraph-rsid="002320cf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rsid="002413d3" officeooo:paragraph-rsid="002413d3"/>
    </style:style>
    <style:style style:name="P29" style:family="paragraph" style:parent-style-name="Standard">
      <style:text-properties style:font-name="Times New Roman" officeooo:rsid="001c8606" officeooo:paragraph-rsid="0010b3e3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31" style:family="paragraph" style:parent-style-name="Table_20_Contents">
      <style:text-properties style:font-name="Times New Roman" officeooo:rsid="00247b3b" officeooo:paragraph-rsid="00247b3b"/>
    </style:style>
    <style:style style:name="P32" style:family="paragraph" style:parent-style-name="Table_20_Contents">
      <style:text-properties style:font-name="Times New Roman" officeooo:paragraph-rsid="00247b3b"/>
    </style:style>
    <style:style style:name="T1" style:family="text">
      <style:text-properties officeooo:rsid="00122f13"/>
    </style:style>
    <style:style style:name="T2" style:family="text">
      <style:text-properties officeooo:rsid="00247b3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2224781474480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2224781482640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2224781468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2224781472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224781474208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2224781477744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2224781478016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2224781469312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224781472304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222478146958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2224781472576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224781482912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224781469856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2224781477472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2224781473936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2224781470128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2224781473120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2224781481280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2224781473664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2224781483184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2224781479376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2224781481552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2224781483456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2224781476112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2224781476928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2224781479920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2224781481824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2224781501680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2224781488624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2224781499504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2224781488896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2224781493248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2224781501136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2224781488352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2224781487808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2224781485088">
          <table:table-cell table:style-name="Table1.A1" office:value-type="string">
            <text:p text:style-name="P17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2224781492704">
          <table:table-cell table:style-name="Table1.A1" office:value-type="string">
            <text:p text:style-name="P18">The Cyber Mentor</text:p>
            <text:p text:style-name="P18">Buffer Overflows Made Easy</text:p>
          </table:table-cell>
          <table:table-cell table:style-name="Table1.A1" office:value-type="string">
            <text:p text:style-name="P4"><text:a xlink:type="simple" xlink:href="https://youtube.com/playlist?list=PLLKT__MCUeix3O0DPbmuaRuR_4Hxo4m3G" text:style-name="Internet_20_link" text:visited-style-name="Visited_20_Internet_20_Link">https://youtube.com/playlist?list=PLLKT__MCUeix3O0DPbmuaRuR_4Hxo4m3G</text:a> </text:p>
          </table:table-cell>
        </table:table-row>
        <table:table-row table:style-name="TableLine2224781498144">
          <table:table-cell table:style-name="Table1.A1" office:value-type="string">
            <text:p text:style-name="P18">The Cyber Mentor</text:p>
            <text:p text:style-name="P5">Full Ethical Hacking Course - Beginner Network Penetration Testing (2019)</text:p>
          </table:table-cell>
          <table:table-cell table:style-name="Table1.A1" office:value-type="string">
            <text:p text:style-name="P4"><text:a xlink:type="simple" xlink:href="https://youtu.be/WnN6dbos5u8" text:style-name="Internet_20_link" text:visited-style-name="Visited_20_Internet_20_Link">https://youtu.be/WnN6dbos5u8</text:a> </text:p>
          </table:table-cell>
        </table:table-row>
        <table:table-row table:style-name="TableLine2224781495968">
          <table:table-cell table:style-name="Table1.A1" office:value-type="string">
            <text:p text:style-name="P18">The Cyber Mentor</text:p>
            <text:p text:style-name="P18"><text:soft-page-break/>Beginner Web Application Hacking (Full Course)</text:p>
          </table:table-cell>
          <table:table-cell table:style-name="Table1.A1" office:value-type="string">
            <text:p text:style-name="P4"><text:a xlink:type="simple" xlink:href="https://youtu.be/24fHLWXGS-M" text:style-name="Internet_20_link" text:visited-style-name="Visited_20_Internet_20_Link">https://youtu.be/24fHLWXGS-M</text:a> </text:p>
          </table:table-cell>
        </table:table-row>
        <table:table-row table:style-name="TableLine2224781495152">
          <table:table-cell table:style-name="Table1.A1" office:value-type="string">
            <text:p text:style-name="P18">The Cyber Mentor</text:p>
            <text:p text:style-name="P18">The Complete Linux for Ethical Hackers Course for 2019 </text:p>
          </table:table-cell>
          <table:table-cell table:style-name="Table1.A1" office:value-type="string">
            <text:p text:style-name="P4"><text:a xlink:type="simple" xlink:href="https://youtu.be/rZsJieGi8os" text:style-name="Internet_20_link" text:visited-style-name="Visited_20_Internet_20_Link">https://youtu.be/rZsJieGi8os</text:a> </text:p>
          </table:table-cell>
        </table:table-row>
        <table:table-row table:style-name="TableLine2224781495424">
          <table:table-cell table:style-name="Table1.A1" office:value-type="string">
            <text:p text:style-name="P31">Alh4zr3d</text:p>
            <text:p text:style-name="P32"><text:span text:style-name="T2">OSCP Prep - x86 Windows Stack-Based Buffer Overflow Full Tutorial - War-FTP 1.65</text:span></text:p>
          </table:table-cell>
          <table:table-cell table:style-name="Table1.A1" office:value-type="string">
            <text:p text:style-name="P4"><text:a xlink:type="simple" xlink:href="https://youtu.be/Z2pQuGmFNrM" text:style-name="Internet_20_link" text:visited-style-name="Visited_20_Internet_20_Link">https://youtu.be/Z2pQuGmFNrM</text:a> <text:s/></text:p>
          </table:table-cell>
        </table:table-row>
        <table:table-row table:style-name="TableLine2224781497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224781501408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4"/>
          </table:table-cell>
        </table:table-row>
        <table:table-row table:style-name="TableLine2224781490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224781493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224781500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29"/>
      <text:p text:style-name="P30">Youtubers</text:p>
      <text:p text:style-name="P20"/>
      <table:table table:name="Table2" table:style-name="Table2">
        <table:table-column table:style-name="Table2.A" table:number-columns-repeated="3"/>
        <table:table-row table:style-name="TableLine2224781471488">
          <table:table-cell table:style-name="Table2.A1" office:value-type="string">
            <text:p text:style-name="P21">John Hammond</text:p>
            <text:p text:style-name="P21">Hackersploit</text:p>
            <text:p text:style-name="P21">Thecybermentor</text:p>
            <text:p text:style-name="P21">securityf2d</text:p>
            <text:p text:style-name="P22">Loi Liang Yang</text:p>
            <text:p text:style-name="P22">Coding Tech</text:p>
            <text:p text:style-name="P22">HackerOne</text:p>
            <text:p text:style-name="P22">Jesse Campos</text:p>
            <text:p text:style-name="P22">Nova Computing</text:p>
            <text:p text:style-name="P22">Hacking Video Tutorial – Hellbound Hackers</text:p>
            <text:p text:style-name="P22">Fredrik Christenson</text:p>
            <text:p text:style-name="P22">LiveOverflow</text:p>
            <text:p text:style-name="P22">zSecurity</text:p>
            <text:p text:style-name="P23">IppSec</text:p>
            <text:p text:style-name="P23">Simplilearn</text:p>
            <text:p text:style-name="P23">Edureka!</text:p>
            <text:p text:style-name="P23">AllAbout Tech</text:p>
            <text:p text:style-name="P23">Tutorials Point (India) Ltd.</text:p>
            <text:p text:style-name="P24">Cyber-Recon</text:p>
            <text:p text:style-name="P26"><text:soft-page-break/>MrTurvey</text:p>
            <text:p text:style-name="P26">Station X</text:p>
            <text:p text:style-name="P26"/>
            <text:p text:style-name="P27"><text:a xlink:type="simple" xlink:href="https://www.youtube.com/c/c0nd4/" text:style-name="Internet_20_link" text:visited-style-name="Visited_20_Internet_20_Link">Conda</text:a></text:p>
            <text:p text:style-name="P28">intigriti</text:p>
            <text:p text:style-name="P28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10-15T06:38:19.888000000</dc:date>
    <meta:editing-duration>PT5H53M33S</meta:editing-duration>
    <meta:editing-cycles>11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40" meta:word-count="441" meta:character-count="4459" meta:non-whitespace-character-count="4119"/>
  </office:meta>
</office:document-meta>
</file>